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fo:color="#000000" style:text-underline-style="none"/>
    </style:style>
    <style:style style:name="P4" style:family="paragraph" style:parent-style-name="Standard">
      <style:text-properties fo:color="#000000" style:text-underline-style="solid" style:text-underline-width="auto" style:text-underline-color="font-color"/>
    </style:style>
    <style:style style:name="P5" style:family="paragraph" style:parent-style-name="Standard">
      <style:paragraph-properties fo:padding="0.0291in" fo:border-left="none" fo:border-right="none" fo:border-top="none" fo:border-bottom="0.0008in solid #000000" style:join-border="false"/>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T3" style:family="text">
      <style:text-properties fo:color="#0000ff"/>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ng Xiang Wang</text:p>
      <text:p text:style-name="Standard">CS 470</text:p>
      <text:p text:style-name="P5">Project 2 Report</text:p>
      <text:p text:style-name="P1">How to Compile</text:p>
      <text:p text:style-name="P2"><text:tab/>Server: gcc -pthread -o server server.c</text:p>
      <text:p text:style-name="P2"><text:s text:c="12"/>Client: gcc -pthread -o client client.c</text:p>
      <text:p text:style-name="P1">How to Run</text:p>
      <text:p text:style-name="P1"/>
      <text:p text:style-name="P2"><text:tab/><text:span text:style-name="T2">Server:</text:span> just do ./server and the arguments are the servers that are currently running. The server</text:p>
      <text:p text:style-name="P2"><text:tab/><text:tab/>will pick up a port automatically.</text:p>
      <text:p text:style-name="P2"><text:s text:c="24"/>Ex: <text:tab/>1) ./server </text:p>
      <text:p text:style-name="P2"><text:tab/><text:tab/><text:tab/> <text:s text:c="3"/>=============================================</text:p>
      <text:p text:style-name="P2"><text:tab/><text:tab/><text:tab/> <text:s text:c="3"/>Server Starts.</text:p>
      <text:p text:style-name="P2"><text:tab/><text:tab/><text:tab/> <text:s text:c="3"/>Server name: 0.0.0.0:4003</text:p>
      <text:p text:style-name="P2"><text:tab/><text:tab/><text:tab/> <text:s text:c="3"/>Here is a list of services this server provides:</text:p>
      <text:p text:style-name="P2"></text:p>
      <text:p text:style-name="P2"><text:tab/><text:tab/><text:tab/> <text:s text:c="3"/>get_int int</text:p>
      <text:p text:style-name="P2"><text:s text:c="3"/><text:tab/><text:tab/><text:tab/> <text:s text:c="3"/>add int int</text:p>
      <text:p text:style-name="P2"><text:s text:c="2"/><text:tab/><text:tab/><text:tab/> <text:s text:c="3"/>sub int int</text:p>
      <text:p text:style-name="P2"><text:tab/><text:tab/><text:tab/> <text:s text:c="3"/>mul int int</text:p>
      <text:p text:style-name="P2"><text:tab/><text:tab/><text:tab/> <text:s text:c="2"/>=============================================</text:p>
      <text:p text:style-name="P2"><text:tab/><text:tab/><text:tab/> <text:s text:c="3"/>Listening on port: 4003</text:p>
      <text:p text:style-name="P2"><text:tab/><text:tab/><text:tab/>2) ./server localhost:4003</text:p>
      <text:p text:style-name="P2"><text:tab/><text:tab/><text:tab/> <text:s text:c="2"/>=============================================</text:p>
      <text:p text:style-name="P2"><text:tab/><text:tab/><text:tab/> <text:s text:c="3"/>Server Starts.</text:p>
      <text:p text:style-name="P2"><text:tab/><text:tab/><text:tab/> <text:s text:c="3"/>Server name: 0.0.0.0:4004</text:p>
      <text:p text:style-name="P2"><text:tab/><text:tab/><text:tab/> <text:s text:c="3"/>Here is a list of services this server provides:</text:p>
      <text:p text:style-name="P2"></text:p>
      <text:p text:style-name="P2"><text:tab/><text:tab/><text:tab/> <text:s text:c="3"/>get_int int</text:p>
      <text:p text:style-name="P2"><text:s text:c="3"/><text:tab/><text:tab/><text:tab/> <text:s text:c="3"/>add int int</text:p>
      <text:p text:style-name="P2"><text:s text:c="2"/><text:tab/><text:tab/><text:tab/> <text:s text:c="3"/>sub int int</text:p>
      <text:p text:style-name="P2"><text:tab/><text:tab/><text:tab/> <text:s text:c="3"/>mul int int</text:p>
      <text:p text:style-name="P2"><text:tab/><text:tab/><text:tab/> <text:s text:c="2"/>=============================================</text:p>
      <text:p text:style-name="P2"><text:tab/><text:tab/><text:tab/>3) ./ server localhost:4003 localhost:4004</text:p>
      <text:p text:style-name="P2"><text:tab/><text:tab/><text:tab/> <text:s text:c="2"/>=============================================</text:p>
      <text:p text:style-name="P2"><text:tab/><text:tab/><text:tab/> <text:s text:c="3"/>Server Starts.</text:p>
      <text:p text:style-name="P2"><text:tab/><text:tab/><text:tab/> <text:s text:c="3"/>Server name: 0.0.0.0:4005</text:p>
      <text:p text:style-name="P2"><text:tab/><text:tab/><text:tab/> <text:s text:c="3"/>Here is a list of services this server provides:</text:p>
      <text:p text:style-name="P2"></text:p>
      <text:p text:style-name="P2"><text:tab/><text:tab/><text:tab/> <text:s text:c="3"/>get_int int</text:p>
      <text:p text:style-name="P2"><text:s text:c="3"/><text:tab/><text:tab/><text:tab/> <text:s text:c="3"/>add int int</text:p>
      <text:p text:style-name="P2"><text:s text:c="2"/><text:tab/><text:tab/><text:tab/> <text:s text:c="3"/>sub int int</text:p>
      <text:p text:style-name="P2"><text:tab/><text:tab/><text:tab/> <text:s text:c="3"/>mul int int</text:p>
      <text:p text:style-name="P2"><text:tab/><text:tab/><text:tab/> <text:s text:c="2"/>=============================================</text:p>
      <text:p text:style-name="P2"/>
      <text:p text:style-name="P2"><text:tab/></text:p>
      <text:p text:style-name="P2"/>
      <text:p text:style-name="P2"/>
      <text:p text:style-name="P2"/>
      <text:p text:style-name="P2"><text:soft-page-break/><text:tab/><text:tab/><text:span text:style-name="T2">client:</text:span> Simply do ./client and follow the prompts</text:p>
      <text:p text:style-name="P2"><text:s text:c="35"/><text:span text:style-name="T3">NO BACK SPACE IS ALLOWED</text:span></text:p>
      <text:p text:style-name="P2"><text:span text:style-name="T3"/></text:p>
      <text:p text:style-name="P4">Protocol: <text:span text:style-name="T1"><text:s/>Similar to the handout</text:span></text:p>
      <text:p text:style-name="P4"><text:span text:style-name="T1"/></text:p>
      <text:p text:style-name="P4">Data Structure:<text:span text:style-name="T1"> </text:span></text:p>
      <text:p text:style-name="P4"><text:span text:style-name="T1"/></text:p>
      <text:p text:style-name="P4">Server:</text:p>
      <text:p text:style-name="P4"><text:span text:style-name="T1">Each server maintains a 2D array which holds the services of its own.</text:span></text:p>
      <text:p text:style-name="P4"><text:span text:style-name="T1">Each server maintains a 2D linkedlist which holds the information of all other servers.</text:span></text:p>
      <text:p text:style-name="P4"><text:span text:style-name="T1">The linked list may look like this</text:span></text:p>
      <text:p text:style-name="P4"><text:span text:style-name="T1"/></text:p>
      <text:p text:style-name="P4"><text:span text:style-name="T1">service: get_int int -&gt; 0.0.0.0:4000 -&gt; 0.0.0.0:4001</text:span></text:p>
      <text:p text:style-name="P4"><text:span text:style-name="T1">service: add int int -&gt; 0.0.0.0:4000 -&gt; 0.0.0.0:4001</text:span></text:p>
      <text:p text:style-name="P4"><text:span text:style-name="T1">service: sub int int -&gt; 0.0.0.0:4000 -&gt; 0.0.0.0:4001</text:span></text:p>
      <text:p text:style-name="P4"><text:span text:style-name="T1">service: mul int int -&gt; 0.0.0.0:4000 -&gt; 0.0.0.0:4001</text:span></text:p>
      <text:p text:style-name="P4"><text:span text:style-name="T1"/></text:p>
      <text:p text:style-name="P4"><text:span text:style-name="T1">So every time when a client request for service, the server will first try to look up its own service table, </text:span></text:p>
      <text:p text:style-name="P4"><text:span text:style-name="T1">then the services in the linked list, and then the servers in the linked list.</text:span></text:p>
      <text:p text:style-name="P4"><text:span text:style-name="T1"/></text:p>
      <text:p text:style-name="P4"><text:span text:style-name="T1">By doing this the server is able to detect the service unknown to the whole network immediately. However, the server can still be busy.</text:span></text:p>
      <text:p text:style-name="P4"><text:span text:style-name="T1"/></text:p>
      <text:p text:style-name="P4"><text:span text:style-name="T1">When the server is busy it will reply to the client with a recommended server. And client will then connect to that server and repeats the process.</text:span></text:p>
      <text:p text:style-name="P4"><text:span text:style-name="T1"/></text:p>
      <text:p text:style-name="P4"><text:span text:style-name="T1">By default, the percentage that a server can be busy is 50%. To change this, go to the source code and change the BUSY_PERCENT value to 100. </text:span></text:p>
      <text:p text:style-name="P3"/>
      <text:p text:style-name="P3">After the client has tried all the servers in the network, and all servers are busy, it will terminate without the result calculated.</text:p>
      <text:p text:style-name="P3"/>
      <text:p text:style-name="P4">Client:</text:p>
      <text:p text:style-name="P4"/>
      <text:p text:style-name="P3">The client maintains a list of servers it has tried. Client will send the list to the server and the server will determine whether client has tried all other servers, if it does, the server sends a message to terminate the client.</text:p>
      <text:p text:style-name="P3"/>
      <text:p text:style-name="P3"/>
      <text:p text:style-name="P2"><text:span text:style-name="T3"/></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nns </meta:initial-creator>
    <meta:creation-date>2013-04-21T19:23:39</meta:creation-date>
    <dc:date>2013-04-21T19:52:44</dc:date>
    <dc:creator>kenns </dc:creator>
    <meta:editing-duration>PT00H29M06S</meta:editing-duration>
    <meta:editing-cycles>8</meta:editing-cycles>
    <meta:generator>OpenOffice.org/3.2$Linux OpenOffice.org_project/320m12$Build-9483</meta:generator>
    <meta:document-statistic meta:table-count="0" meta:image-count="0" meta:object-count="0" meta:page-count="2" meta:paragraph-count="64" meta:word-count="410" meta:character-count="2868"/>
  </office:meta>
</office:document-meta>
</file>